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fo:font-size="8pt" officeooo:rsid="003662b7" officeooo:paragraph-rsid="003662b7" style:font-size-asian="8pt" style:font-size-complex="8pt"/>
    </style:style>
    <style:style style:name="P2" style:family="paragraph" style:parent-style-name="Standard">
      <style:paragraph-properties fo:text-align="start" style:justify-single-word="false">
        <style:tab-stops>
          <style:tab-stop style:position="5.0161in"/>
        </style:tab-stops>
      </style:paragraph-properties>
      <style:text-properties fo:font-size="8pt" officeooo:rsid="003662b7" officeooo:paragraph-rsid="003662b7" style:font-size-asian="8pt" style:font-size-complex="8pt"/>
    </style:style>
    <style:style style:name="P3" style:family="paragraph" style:parent-style-name="Standard">
      <style:paragraph-properties fo:text-align="start" style:justify-single-word="false"/>
      <style:text-properties officeooo:rsid="0014b80a" officeooo:paragraph-rsid="0014b80a"/>
    </style:style>
    <style:style style:name="P4" style:family="paragraph" style:parent-style-name="Standard">
      <style:paragraph-properties fo:text-align="start" style:justify-single-word="false"/>
      <style:text-properties officeooo:rsid="0014b80a" officeooo:paragraph-rsid="0015ba8a"/>
    </style:style>
    <style:style style:name="P5" style:family="paragraph" style:parent-style-name="Standard">
      <style:paragraph-properties fo:text-align="center" style:justify-single-word="false"/>
      <style:text-properties officeooo:rsid="0014b80a" officeooo:paragraph-rsid="0014b80a"/>
    </style:style>
    <style:style style:name="P6" style:family="paragraph" style:parent-style-name="Standard">
      <style:paragraph-properties fo:text-align="center" style:justify-single-word="false"/>
      <style:text-properties officeooo:rsid="0014b80a" officeooo:paragraph-rsid="002ac177"/>
    </style:style>
    <style:style style:name="P7" style:family="paragraph" style:parent-style-name="Standard">
      <style:paragraph-properties fo:text-align="start" style:justify-single-word="false"/>
      <style:text-properties officeooo:rsid="0015ba8a" officeooo:paragraph-rsid="0015ba8a"/>
    </style:style>
    <style:style style:name="P8" style:family="paragraph" style:parent-style-name="Standard">
      <style:paragraph-properties fo:text-align="start" style:justify-single-word="false"/>
      <style:text-properties officeooo:rsid="001a386d" officeooo:paragraph-rsid="001a386d"/>
    </style:style>
    <style:style style:name="P9" style:family="paragraph" style:parent-style-name="Standard">
      <style:paragraph-properties fo:text-align="start" style:justify-single-word="false">
        <style:tab-stops>
          <style:tab-stop style:position="5.0161in"/>
        </style:tab-stops>
      </style:paragraph-properties>
      <style:text-properties fo:font-size="14pt" officeooo:rsid="00217290" officeooo:paragraph-rsid="00217290" style:font-size-asian="14pt" style:font-size-complex="14pt"/>
    </style:style>
    <style:style style:name="P10" style:family="paragraph" style:parent-style-name="Standard">
      <style:paragraph-properties fo:text-align="start" style:justify-single-word="false"/>
      <style:text-properties fo:font-size="14pt" officeooo:rsid="0023206a" officeooo:paragraph-rsid="0023206a" style:font-size-asian="14pt" style:font-size-complex="14pt"/>
    </style:style>
    <style:style style:name="P11" style:family="paragraph" style:parent-style-name="Standard">
      <style:paragraph-properties fo:text-align="start" style:justify-single-word="false">
        <style:tab-stops>
          <style:tab-stop style:position="5.0161in"/>
        </style:tab-stops>
      </style:paragraph-properties>
      <style:text-properties fo:font-size="14pt" officeooo:rsid="00204d98" officeooo:paragraph-rsid="00204d98" style:font-size-asian="14pt" style:font-size-complex="14pt"/>
    </style:style>
    <style:style style:name="P12" style:family="paragraph" style:parent-style-name="Standard">
      <style:paragraph-properties fo:text-align="start" style:justify-single-word="false">
        <style:tab-stops>
          <style:tab-stop style:position="5.0161in"/>
        </style:tab-stops>
      </style:paragraph-properties>
      <style:text-properties fo:font-size="14pt" officeooo:rsid="0024e2a9" officeooo:paragraph-rsid="0024e2a9" style:font-size-asian="14pt" style:font-size-complex="14pt"/>
    </style:style>
    <style:style style:name="P13" style:family="paragraph" style:parent-style-name="Standard">
      <style:paragraph-properties fo:text-align="start" style:justify-single-word="false">
        <style:tab-stops>
          <style:tab-stop style:position="5.0161in"/>
        </style:tab-stops>
      </style:paragraph-properties>
      <style:text-properties fo:font-size="14pt" officeooo:rsid="002642dd" officeooo:paragraph-rsid="002642dd" style:font-size-asian="14pt" style:font-size-complex="14pt"/>
    </style:style>
    <style:style style:name="P14" style:family="paragraph" style:parent-style-name="Standard">
      <style:paragraph-properties fo:text-align="start" style:justify-single-word="false"/>
      <style:text-properties fo:font-size="14pt" officeooo:rsid="002ac177" officeooo:paragraph-rsid="002ac177" style:font-size-asian="14pt" style:font-size-complex="14pt"/>
    </style:style>
    <style:style style:name="P15" style:family="paragraph" style:parent-style-name="Standard">
      <style:paragraph-properties fo:text-align="start" style:justify-single-word="false"/>
      <style:text-properties fo:font-size="14pt" officeooo:rsid="002ac177" officeooo:paragraph-rsid="0031912c" style:font-size-asian="14pt" style:font-size-complex="14pt"/>
    </style:style>
    <style:style style:name="P16" style:family="paragraph" style:parent-style-name="Standard">
      <style:paragraph-properties fo:text-align="center" style:justify-single-word="false"/>
      <style:text-properties fo:font-size="14pt" officeooo:rsid="002ac177" officeooo:paragraph-rsid="002ac177" style:font-size-asian="14pt" style:font-size-complex="14pt"/>
    </style:style>
    <style:style style:name="P17" style:family="paragraph" style:parent-style-name="Standard">
      <style:paragraph-properties fo:text-align="start" style:justify-single-word="false"/>
      <style:text-properties fo:font-size="14pt" style:text-underline-style="solid" style:text-underline-width="auto" style:text-underline-color="font-color" officeooo:rsid="001a386d" officeooo:paragraph-rsid="001a386d" style:font-size-asian="14pt" style:font-size-complex="14pt"/>
    </style:style>
    <style:style style:name="P18" style:family="paragraph" style:parent-style-name="Standard">
      <style:paragraph-properties fo:text-align="start" style:justify-single-word="false">
        <style:tab-stops>
          <style:tab-stop style:position="0.2563in"/>
        </style:tab-stops>
      </style:paragraph-properties>
      <style:text-properties fo:font-size="14pt" style:text-underline-style="solid" style:text-underline-width="auto" style:text-underline-color="font-color" officeooo:rsid="001d19bc" officeooo:paragraph-rsid="001db1c7" style:font-size-asian="14pt" style:font-size-complex="14pt"/>
    </style:style>
    <style:style style:name="P19" style:family="paragraph" style:parent-style-name="Standard">
      <style:paragraph-properties fo:text-align="start" style:justify-single-word="false">
        <style:tab-stops>
          <style:tab-stop style:position="5.0161in"/>
        </style:tab-stops>
      </style:paragraph-properties>
      <style:text-properties fo:font-size="14pt" fo:font-weight="normal" officeooo:rsid="002642dd" officeooo:paragraph-rsid="002642dd" style:font-size-asian="14pt" style:font-weight-asian="normal" style:font-size-complex="14pt" style:font-weight-complex="normal"/>
    </style:style>
    <style:style style:name="P20" style:family="paragraph" style:parent-style-name="Standard">
      <style:paragraph-properties fo:text-align="start" style:justify-single-word="false">
        <style:tab-stops>
          <style:tab-stop style:position="5.0161in"/>
        </style:tab-stops>
      </style:paragraph-properties>
      <style:text-properties fo:font-size="14pt" officeooo:rsid="002a2851" officeooo:paragraph-rsid="002a2851" style:font-size-asian="12.25pt" style:font-size-complex="14pt"/>
    </style:style>
    <style:style style:name="P21" style:family="paragraph" style:parent-style-name="Standard">
      <style:paragraph-properties fo:text-align="center" style:justify-single-word="false"/>
      <style:text-properties fo:font-size="18pt" officeooo:rsid="001a386d" officeooo:paragraph-rsid="001a386d" style:font-size-asian="18pt" style:font-size-complex="18pt"/>
    </style:style>
    <style:style style:name="P22" style:family="paragraph" style:parent-style-name="Standard">
      <style:paragraph-properties fo:text-align="center" style:justify-single-word="false">
        <style:tab-stops>
          <style:tab-stop style:position="5.0161in"/>
        </style:tab-stops>
      </style:paragraph-properties>
      <style:text-properties fo:font-size="18pt" officeooo:rsid="00204d98" officeooo:paragraph-rsid="00204d98" style:font-size-asian="18pt" style:font-size-complex="18pt"/>
    </style:style>
    <style:style style:name="P23" style:family="paragraph" style:parent-style-name="Standard">
      <style:paragraph-properties fo:text-align="center" style:justify-single-word="false">
        <style:tab-stops>
          <style:tab-stop style:position="5.0161in"/>
        </style:tab-stops>
      </style:paragraph-properties>
      <style:text-properties fo:font-size="18pt" officeooo:rsid="001ab831" officeooo:paragraph-rsid="00236c19" style:font-size-asian="18pt" style:font-size-complex="18pt"/>
    </style:style>
    <style:style style:name="P24" style:family="paragraph" style:parent-style-name="Standard">
      <style:paragraph-properties fo:text-align="center" style:justify-single-word="false">
        <style:tab-stops>
          <style:tab-stop style:position="5.0161in"/>
        </style:tab-stops>
      </style:paragraph-properties>
      <style:text-properties fo:font-size="18pt" officeooo:rsid="0024e2a9" officeooo:paragraph-rsid="0024e2a9" style:font-size-asian="18pt" style:font-size-complex="18pt"/>
    </style:style>
    <style:style style:name="P25" style:family="paragraph" style:parent-style-name="Standard">
      <style:paragraph-properties fo:text-align="center" style:justify-single-word="false">
        <style:tab-stops>
          <style:tab-stop style:position="5.0161in"/>
        </style:tab-stops>
      </style:paragraph-properties>
      <style:text-properties fo:font-size="18pt" officeooo:rsid="00217290" officeooo:paragraph-rsid="00217290" style:font-size-asian="18pt" style:font-size-complex="18pt"/>
    </style:style>
    <style:style style:name="P26" style:family="paragraph" style:parent-style-name="Standard">
      <style:paragraph-properties fo:text-align="start" style:justify-single-word="false">
        <style:tab-stops>
          <style:tab-stop style:position="5.0161in"/>
        </style:tab-stops>
      </style:paragraph-properties>
      <style:text-properties fo:font-size="18pt" officeooo:rsid="00217290" officeooo:paragraph-rsid="00217290" style:font-size-asian="15.75pt" style:font-size-complex="18pt"/>
    </style:style>
    <style:style style:name="P27" style:family="paragraph" style:parent-style-name="Standard">
      <style:paragraph-properties fo:text-align="center" style:justify-single-word="false"/>
      <style:text-properties officeooo:rsid="001db1c7" officeooo:paragraph-rsid="001db1c7"/>
    </style:style>
    <style:style style:name="P28" style:family="paragraph" style:parent-style-name="Standard">
      <style:paragraph-properties fo:text-align="start" style:justify-single-word="false"/>
      <style:text-properties officeooo:rsid="001db1c7" officeooo:paragraph-rsid="001ab831"/>
    </style:style>
    <style:style style:name="P29" style:family="paragraph" style:parent-style-name="Standard">
      <style:paragraph-properties fo:text-align="start" style:justify-single-word="false"/>
      <style:text-properties fo:font-size="13pt" officeooo:rsid="001a386d" officeooo:paragraph-rsid="001a386d" style:font-size-asian="13pt" style:font-size-complex="13pt"/>
    </style:style>
    <style:style style:name="P30" style:family="paragraph" style:parent-style-name="Standard">
      <style:paragraph-properties fo:text-align="start" style:justify-single-word="false"/>
      <style:text-properties fo:font-size="13pt" officeooo:rsid="001a386d" officeooo:paragraph-rsid="001db1c7" style:font-size-asian="13pt" style:font-size-complex="13pt"/>
    </style:style>
    <style:style style:name="P31" style:family="paragraph" style:parent-style-name="Standard">
      <style:paragraph-properties fo:text-align="start" style:justify-single-word="false"/>
      <style:text-properties fo:font-size="13pt" officeooo:rsid="001db1c7" officeooo:paragraph-rsid="001db1c7" style:font-size-asian="13pt" style:font-size-complex="13pt"/>
    </style:style>
    <style:style style:name="P32" style:family="paragraph" style:parent-style-name="Standard">
      <style:paragraph-properties fo:text-align="start" style:justify-single-word="false"/>
      <style:text-properties fo:font-size="13pt" officeooo:rsid="001db1c7" officeooo:paragraph-rsid="001eb2d7" style:font-size-asian="13pt" style:font-size-complex="13pt"/>
    </style:style>
    <style:style style:name="P33" style:family="paragraph" style:parent-style-name="Standard">
      <style:paragraph-properties fo:text-align="start" style:justify-single-word="false"/>
      <style:text-properties fo:font-size="13pt" style:text-underline-style="none" officeooo:rsid="001db1c7" officeooo:paragraph-rsid="001eb2d7" style:font-size-asian="13pt" style:font-size-complex="13pt"/>
    </style:style>
    <style:style style:name="P34" style:family="paragraph" style:parent-style-name="Standard">
      <style:paragraph-properties fo:text-align="center" style:justify-single-word="false"/>
      <style:text-properties officeooo:rsid="001fa158" officeooo:paragraph-rsid="001fa158"/>
    </style:style>
    <style:style style:name="P35" style:family="paragraph" style:parent-style-name="Standard">
      <style:paragraph-properties fo:text-align="start" style:justify-single-word="false">
        <style:tab-stops>
          <style:tab-stop style:position="5.0161in"/>
        </style:tab-stops>
      </style:paragraph-properties>
      <style:text-properties officeooo:rsid="00204d98" officeooo:paragraph-rsid="00204d98"/>
    </style:style>
    <style:style style:name="P36" style:family="paragraph" style:parent-style-name="Standard">
      <style:paragraph-properties fo:text-align="start" style:justify-single-word="false">
        <style:tab-stops>
          <style:tab-stop style:position="5.0161in"/>
        </style:tab-stops>
      </style:paragraph-properties>
      <style:text-properties officeooo:rsid="00217290" officeooo:paragraph-rsid="00217290"/>
    </style:style>
    <style:style style:name="P37" style:family="paragraph" style:parent-style-name="Standard">
      <style:paragraph-properties fo:text-align="start" style:justify-single-word="false">
        <style:tab-stops>
          <style:tab-stop style:position="5.0161in"/>
        </style:tab-stops>
      </style:paragraph-properties>
      <style:text-properties officeooo:rsid="0024e2a9" officeooo:paragraph-rsid="00217290"/>
    </style:style>
    <style:style style:name="P38" style:family="paragraph" style:parent-style-name="Standard">
      <style:paragraph-properties fo:text-align="start" style:justify-single-word="false">
        <style:tab-stops>
          <style:tab-stop style:position="5.0161in"/>
        </style:tab-stops>
      </style:paragraph-properties>
      <style:text-properties officeooo:rsid="0024e2a9" officeooo:paragraph-rsid="0024e2a9"/>
    </style:style>
    <style:style style:name="P39" style:family="paragraph" style:parent-style-name="Standard">
      <style:paragraph-properties fo:text-align="start" style:justify-single-word="false">
        <style:tab-stops>
          <style:tab-stop style:position="5.0161in"/>
        </style:tab-stops>
      </style:paragraph-properties>
      <style:text-properties fo:font-size="16pt" officeooo:rsid="002a2851" officeooo:paragraph-rsid="002a2851" style:font-size-asian="16pt" style:font-size-complex="16pt"/>
    </style:style>
    <style:style style:name="P40" style:family="paragraph" style:parent-style-name="Standard">
      <style:paragraph-properties fo:text-align="start" style:justify-single-word="false"/>
      <style:text-properties fo:font-size="16pt" officeooo:rsid="002ac177" officeooo:paragraph-rsid="002ac177" style:font-size-asian="16pt" style:font-size-complex="16pt"/>
    </style:style>
    <style:style style:name="P41" style:family="paragraph" style:parent-style-name="Standard">
      <style:paragraph-properties fo:text-align="start" style:justify-single-word="false"/>
      <style:text-properties fo:font-size="16pt" officeooo:rsid="002fb746" officeooo:paragraph-rsid="002ac177" style:font-size-asian="16pt" style:font-size-complex="16pt"/>
    </style:style>
    <style:style style:name="P42" style:family="paragraph" style:parent-style-name="Standard">
      <style:paragraph-properties fo:text-align="start" style:justify-single-word="false"/>
      <style:text-properties fo:font-size="16pt" fo:font-weight="bold" officeooo:rsid="001a386d" officeooo:paragraph-rsid="001a386d" style:font-size-asian="16pt" style:font-weight-asian="bold" style:font-size-complex="16pt" style:font-weight-complex="bold"/>
    </style:style>
    <style:style style:name="P43" style:family="paragraph" style:parent-style-name="Standard">
      <style:paragraph-properties fo:text-align="start" style:justify-single-word="false"/>
      <style:text-properties fo:font-size="16pt" fo:font-weight="bold" officeooo:rsid="001ab831" officeooo:paragraph-rsid="001ab831" style:font-size-asian="16pt" style:font-weight-asian="bold" style:font-size-complex="16pt" style:font-weight-complex="bold"/>
    </style:style>
    <style:style style:name="P44" style:family="paragraph" style:parent-style-name="Standard">
      <style:paragraph-properties fo:text-align="start" style:justify-single-word="false">
        <style:tab-stops>
          <style:tab-stop style:position="5.0161in"/>
        </style:tab-stops>
      </style:paragraph-properties>
      <style:text-properties fo:font-size="16pt" fo:font-weight="bold" officeooo:rsid="00217290" officeooo:paragraph-rsid="00217290" style:font-size-asian="16pt" style:font-weight-asian="bold" style:font-size-complex="16pt" style:font-weight-complex="bold"/>
    </style:style>
    <style:style style:name="P45" style:family="paragraph" style:parent-style-name="Standard">
      <style:paragraph-properties fo:text-align="start" style:justify-single-word="false">
        <style:tab-stops>
          <style:tab-stop style:position="5.0161in"/>
        </style:tab-stops>
      </style:paragraph-properties>
      <style:text-properties fo:font-size="16pt" officeooo:rsid="002a2851" officeooo:paragraph-rsid="002a2851" style:font-size-asian="14pt" style:font-size-complex="16pt"/>
    </style:style>
    <style:style style:name="P46" style:family="paragraph" style:parent-style-name="Standard">
      <style:paragraph-properties fo:text-align="start" style:justify-single-word="false">
        <style:tab-stops>
          <style:tab-stop style:position="5.0161in"/>
        </style:tab-stops>
      </style:paragraph-properties>
      <style:text-properties officeooo:rsid="002642dd" officeooo:paragraph-rsid="002642dd"/>
    </style:style>
    <style:style style:name="P47" style:family="paragraph" style:parent-style-name="Standard">
      <style:paragraph-properties fo:text-align="start" style:justify-single-word="false">
        <style:tab-stops>
          <style:tab-stop style:position="5.0161in"/>
        </style:tab-stops>
      </style:paragraph-properties>
      <style:text-properties officeooo:rsid="002642dd" officeooo:paragraph-rsid="00204d98"/>
    </style:style>
    <style:style style:name="P48" style:family="paragraph" style:parent-style-name="Standard">
      <style:paragraph-properties fo:text-align="start" style:justify-single-word="false">
        <style:tab-stops>
          <style:tab-stop style:position="5.0161in"/>
        </style:tab-stops>
      </style:paragraph-properties>
      <style:text-properties officeooo:rsid="002697ab" officeooo:paragraph-rsid="00217290"/>
    </style:style>
    <style:style style:name="P49" style:family="paragraph" style:parent-style-name="Standard">
      <style:paragraph-properties fo:text-align="start" style:justify-single-word="false">
        <style:tab-stops>
          <style:tab-stop style:position="5.0161in"/>
        </style:tab-stops>
      </style:paragraph-properties>
      <style:text-properties fo:font-size="12pt" officeooo:rsid="002a2851" officeooo:paragraph-rsid="002a2851" style:font-size-asian="12pt" style:font-size-complex="12pt"/>
    </style:style>
    <style:style style:name="P50" style:family="paragraph" style:parent-style-name="Standard">
      <style:paragraph-properties fo:text-align="center" style:justify-single-word="false"/>
      <style:text-properties fo:font-size="12pt" officeooo:rsid="0023206a" officeooo:paragraph-rsid="0023206a" style:font-size-asian="12pt" style:font-size-complex="12pt"/>
    </style:style>
    <style:style style:name="P51" style:family="paragraph" style:parent-style-name="Standard">
      <style:paragraph-properties fo:text-align="center" style:justify-single-word="false"/>
      <style:text-properties officeooo:rsid="002ac177" officeooo:paragraph-rsid="002ac177"/>
    </style:style>
    <style:style style:name="P52" style:family="paragraph" style:parent-style-name="Standard">
      <style:paragraph-properties fo:text-align="start" style:justify-single-word="false"/>
      <style:text-properties officeooo:rsid="003662b7" officeooo:paragraph-rsid="0014b80a"/>
    </style:style>
    <style:style style:name="P53" style:family="paragraph" style:parent-style-name="Standard">
      <style:paragraph-properties fo:text-align="start" style:justify-single-word="false"/>
      <style:text-properties officeooo:rsid="003662b7" officeooo:paragraph-rsid="003662b7"/>
    </style:style>
    <style:style style:name="P54" style:family="paragraph" style:parent-style-name="Standard">
      <style:paragraph-properties fo:text-align="center" style:justify-single-word="false" fo:break-before="page"/>
      <style:text-properties fo:font-size="18pt" officeooo:rsid="001fa158" officeooo:paragraph-rsid="001fa158" style:font-size-asian="18pt" style:font-size-complex="18pt"/>
    </style:style>
    <style:style style:name="P55" style:family="paragraph" style:parent-style-name="Standard">
      <style:paragraph-properties fo:text-align="center" style:justify-single-word="false" fo:break-before="page">
        <style:tab-stops>
          <style:tab-stop style:position="5.0161in"/>
        </style:tab-stops>
      </style:paragraph-properties>
      <style:text-properties fo:font-size="18pt" officeooo:rsid="001a386d" officeooo:paragraph-rsid="00236c19" style:font-size-asian="18pt" style:font-size-complex="18pt"/>
    </style:style>
    <style:style style:name="P56" style:family="paragraph" style:parent-style-name="Standard">
      <style:paragraph-properties fo:text-align="center" style:justify-single-word="false" fo:break-before="page">
        <style:tab-stops>
          <style:tab-stop style:position="5.0161in"/>
        </style:tab-stops>
      </style:paragraph-properties>
      <style:text-properties fo:font-size="18pt" officeooo:rsid="001ab831" officeooo:paragraph-rsid="00236c19" style:font-size-asian="18pt" style:font-size-complex="18pt"/>
    </style:style>
    <style:style style:name="P57" style:family="paragraph" style:parent-style-name="Standard">
      <style:paragraph-properties fo:text-align="center" style:justify-single-word="false" fo:break-before="page">
        <style:tab-stops>
          <style:tab-stop style:position="5.0161in"/>
        </style:tab-stops>
      </style:paragraph-properties>
      <style:text-properties fo:font-size="18pt" officeooo:rsid="00236c19" officeooo:paragraph-rsid="00236c19" style:font-size-asian="18pt" style:font-size-complex="18pt"/>
    </style:style>
    <style:style style:name="P58" style:family="paragraph" style:parent-style-name="Standard">
      <style:paragraph-properties fo:text-align="center" style:justify-single-word="false" fo:break-before="page">
        <style:tab-stops>
          <style:tab-stop style:position="5.0161in"/>
        </style:tab-stops>
      </style:paragraph-properties>
      <style:text-properties fo:font-size="18pt" officeooo:rsid="0024e2a9" officeooo:paragraph-rsid="0024e2a9" style:font-size-asian="18pt" style:font-size-complex="18pt"/>
    </style:style>
    <style:style style:name="P59" style:family="paragraph" style:parent-style-name="Standard">
      <style:paragraph-properties fo:text-align="center" style:justify-single-word="false" fo:break-before="page"/>
      <style:text-properties officeooo:rsid="0014b80a" officeooo:paragraph-rsid="0014b80a"/>
    </style:style>
    <style:style style:name="P60" style:family="paragraph" style:parent-style-name="Standard">
      <style:paragraph-properties fo:text-align="start" style:justify-single-word="false" fo:break-before="page"/>
      <style:text-properties fo:font-size="8pt" officeooo:rsid="0014b80a" officeooo:paragraph-rsid="003662b7" style:font-size-asian="8pt" style:font-size-complex="8pt"/>
    </style:style>
    <style:style style:name="P61" style:family="paragraph" style:parent-style-name="Standard" style:master-page-name="">
      <style:paragraph-properties fo:margin-left="0.1252in" fo:margin-right="0in" fo:text-align="start" style:justify-single-word="false" fo:text-indent="0in" style:auto-text-indent="false" style:page-number="auto">
        <style:tab-stops>
          <style:tab-stop style:position="0.4327in"/>
        </style:tab-stops>
      </style:paragraph-properties>
      <style:text-properties officeooo:rsid="001a386d" officeooo:paragraph-rsid="001a386d"/>
    </style:style>
    <style:style style:name="P62" style:family="paragraph" style:parent-style-name="Standard" style:master-page-name="">
      <style:paragraph-properties fo:margin-left="0.1252in" fo:margin-right="0in" fo:text-align="start" style:justify-single-word="false" fo:text-indent="0in" style:auto-text-indent="false" style:page-number="auto"/>
      <style:text-properties fo:font-size="13pt" officeooo:rsid="001a386d" officeooo:paragraph-rsid="001a386d" style:font-size-asian="13pt" style:font-size-complex="13pt"/>
    </style:style>
    <style:style style:name="P63" style:family="paragraph" style:parent-style-name="Standard" style:master-page-name="">
      <style:paragraph-properties fo:margin-left="0.1252in" fo:margin-right="0in" fo:text-align="start" style:justify-single-word="false" fo:text-indent="0in" style:auto-text-indent="false" style:page-number="auto"/>
      <style:text-properties fo:font-size="13pt" officeooo:rsid="001ab831" officeooo:paragraph-rsid="001ab831" style:font-size-asian="13pt" style:font-size-complex="13pt"/>
    </style:style>
    <style:style style:name="P64" style:family="paragraph" style:parent-style-name="Standard">
      <style:paragraph-properties fo:margin-left="0.1252in" fo:margin-right="0in" fo:text-align="start" style:justify-single-word="false" fo:text-indent="0in" style:auto-text-indent="false">
        <style:tab-stops>
          <style:tab-stop style:position="0.4327in"/>
        </style:tab-stops>
      </style:paragraph-properties>
      <style:text-properties style:text-underline-style="solid" style:text-underline-width="auto" style:text-underline-color="font-color" officeooo:rsid="001b66ed" officeooo:paragraph-rsid="001b66ed"/>
    </style:style>
    <style:style style:name="P65" style:family="paragraph" style:parent-style-name="Standard">
      <style:paragraph-properties fo:margin-left="0.1252in" fo:margin-right="0in" fo:text-align="start" style:justify-single-word="false" fo:text-indent="0in" style:auto-text-indent="false"/>
      <style:text-properties style:text-underline-style="solid" style:text-underline-width="auto" style:text-underline-color="font-color" officeooo:rsid="001db1c7" officeooo:paragraph-rsid="001db1c7"/>
    </style:style>
    <style:style style:name="P66" style:family="paragraph" style:parent-style-name="Standard">
      <style:paragraph-properties fo:margin-left="0.1252in" fo:margin-right="0in" fo:text-align="start" style:justify-single-word="false" fo:text-indent="0in" style:auto-text-indent="false">
        <style:tab-stops>
          <style:tab-stop style:position="0.4327in"/>
        </style:tab-stops>
      </style:paragraph-properties>
      <style:text-properties officeooo:rsid="001a386d" officeooo:paragraph-rsid="001a386d"/>
    </style:style>
    <style:style style:name="P67" style:family="paragraph" style:parent-style-name="Standard">
      <style:paragraph-properties fo:margin-left="0.1252in" fo:margin-right="0in" fo:text-align="start" style:justify-single-word="false" fo:text-indent="0in" style:auto-text-indent="false">
        <style:tab-stops>
          <style:tab-stop style:position="0.4327in"/>
        </style:tab-stops>
      </style:paragraph-properties>
      <style:text-properties fo:font-size="13pt" officeooo:rsid="001a386d" officeooo:paragraph-rsid="001a386d" style:font-size-asian="13pt" style:font-size-complex="13pt"/>
    </style:style>
    <style:style style:name="P68" style:family="paragraph" style:parent-style-name="Standard">
      <style:paragraph-properties fo:margin-left="0.1252in" fo:margin-right="0in" fo:text-align="start" style:justify-single-word="false" fo:text-indent="0in" style:auto-text-indent="false"/>
      <style:text-properties fo:font-size="13pt" officeooo:rsid="001a386d" officeooo:paragraph-rsid="001a386d" style:font-size-asian="13pt" style:font-size-complex="13pt"/>
    </style:style>
    <style:style style:name="P69" style:family="paragraph" style:parent-style-name="Standard">
      <style:paragraph-properties fo:margin-left="0.1252in" fo:margin-right="0in" fo:text-align="start" style:justify-single-word="false" fo:text-indent="0in" style:auto-text-indent="false"/>
      <style:text-properties fo:font-size="13pt" officeooo:rsid="001a386d" officeooo:paragraph-rsid="001b66ed" style:font-size-asian="13pt" style:font-size-complex="13pt"/>
    </style:style>
    <style:style style:name="P70" style:family="paragraph" style:parent-style-name="Standard">
      <style:paragraph-properties fo:margin-left="0.1252in" fo:margin-right="0in" fo:text-align="start" style:justify-single-word="false" fo:text-indent="0in" style:auto-text-indent="false"/>
      <style:text-properties fo:font-size="13pt" officeooo:rsid="001ab831" officeooo:paragraph-rsid="001ab831" style:font-size-asian="13pt" style:font-size-complex="13pt"/>
    </style:style>
    <style:style style:name="P71" style:family="paragraph" style:parent-style-name="Standard">
      <style:paragraph-properties fo:margin-left="0.1252in" fo:margin-right="0in" fo:text-align="start" style:justify-single-word="false" fo:text-indent="0in" style:auto-text-indent="false">
        <style:tab-stops>
          <style:tab-stop style:position="0.4327in"/>
        </style:tab-stops>
      </style:paragraph-properties>
      <style:text-properties officeooo:rsid="001b66ed" officeooo:paragraph-rsid="001db1c7"/>
    </style:style>
    <style:style style:name="P72" style:family="paragraph" style:parent-style-name="Standard">
      <style:paragraph-properties fo:margin-left="0.1252in" fo:margin-right="0in" fo:text-align="start" style:justify-single-word="false" fo:text-indent="0in" style:auto-text-indent="false"/>
      <style:text-properties officeooo:rsid="001b66ed" officeooo:paragraph-rsid="001b66ed"/>
    </style:style>
    <style:style style:name="P73" style:family="paragraph" style:parent-style-name="Standard">
      <style:paragraph-properties fo:margin-left="0.1252in" fo:margin-right="0in" fo:text-align="start" style:justify-single-word="false" fo:text-indent="0in" style:auto-text-indent="false"/>
      <style:text-properties officeooo:rsid="001b66ed" officeooo:paragraph-rsid="001db1c7"/>
    </style:style>
    <style:style style:name="P74" style:family="paragraph" style:parent-style-name="Standard">
      <style:paragraph-properties fo:margin-left="0.1252in" fo:margin-right="0in" fo:text-align="start" style:justify-single-word="false" fo:text-indent="0in" style:auto-text-indent="false">
        <style:tab-stops>
          <style:tab-stop style:position="0.4327in"/>
        </style:tab-stops>
      </style:paragraph-properties>
      <style:text-properties officeooo:rsid="001d19bc" officeooo:paragraph-rsid="001db1c7"/>
    </style:style>
    <style:style style:name="P75" style:family="paragraph" style:parent-style-name="Standard">
      <style:paragraph-properties fo:margin-left="0.1252in" fo:margin-right="0in" fo:text-align="start" style:justify-single-word="false" fo:text-indent="0in" style:auto-text-indent="false"/>
      <style:text-properties fo:font-size="14pt" style:text-underline-style="solid" style:text-underline-width="auto" style:text-underline-color="font-color" officeooo:rsid="001b66ed" officeooo:paragraph-rsid="001b66ed" style:font-size-asian="14pt" style:font-size-complex="14pt"/>
    </style:style>
    <style:style style:name="P76" style:family="paragraph" style:parent-style-name="Standard">
      <style:paragraph-properties fo:margin-left="0in" fo:margin-right="0in" fo:text-align="start" style:justify-single-word="false" fo:text-indent="0in" style:auto-text-indent="false" fo:break-before="page"/>
      <style:text-properties fo:font-size="16pt" officeooo:rsid="002ac177" officeooo:paragraph-rsid="002ac177" style:font-size-asian="16pt" style:font-size-complex="16pt"/>
    </style:style>
    <style:style style:name="P77" style:family="paragraph" style:parent-style-name="Standard">
      <style:paragraph-properties fo:margin-left="0in" fo:margin-right="0in" fo:text-align="start" style:justify-single-word="false" fo:text-indent="0in" style:auto-text-indent="false"/>
      <style:text-properties fo:font-size="14pt" officeooo:rsid="002ac177" officeooo:paragraph-rsid="0031912c" style:font-size-asian="14pt" style:font-size-complex="14pt"/>
    </style:style>
    <style:style style:name="P78" style:family="paragraph" style:parent-style-name="Standard">
      <style:paragraph-properties fo:margin-left="0in" fo:margin-right="0in" fo:text-align="start" style:justify-single-word="false" fo:text-indent="0in" style:auto-text-indent="false"/>
      <style:text-properties fo:font-size="14pt" officeooo:rsid="00331e0a" officeooo:paragraph-rsid="00331e0a" style:font-size-asian="14pt" style:font-size-complex="14pt"/>
    </style:style>
    <style:style style:name="P79" style:family="paragraph" style:parent-style-name="Standard">
      <style:paragraph-properties fo:margin-left="0in" fo:margin-right="0in" fo:text-align="start" style:justify-single-word="false" fo:text-indent="0in" style:auto-text-indent="false"/>
      <style:text-properties fo:font-size="16pt" officeooo:rsid="00331e0a" officeooo:paragraph-rsid="00331e0a" style:font-size-asian="16pt" style:font-size-complex="16pt"/>
    </style:style>
    <style:style style:name="P80" style:family="paragraph" style:parent-style-name="Standard" style:master-page-name="">
      <style:paragraph-properties fo:margin-left="0.5in" fo:margin-right="0in" fo:text-align="start" style:justify-single-word="false" fo:text-indent="0in" style:auto-text-indent="false" style:page-number="auto">
        <style:tab-stops>
          <style:tab-stop style:position="0.4965in"/>
        </style:tab-stops>
      </style:paragraph-properties>
      <style:text-properties fo:font-size="14pt" officeooo:rsid="002c8650" officeooo:paragraph-rsid="002c8650" style:font-size-asian="14pt" style:font-size-complex="14pt"/>
    </style:style>
    <style:style style:name="P81" style:family="paragraph" style:parent-style-name="Standard" style:master-page-name="">
      <style:paragraph-properties fo:margin-left="0.5in" fo:margin-right="0in" fo:text-align="start" style:justify-single-word="false" fo:text-indent="0in" style:auto-text-indent="false" style:page-number="auto"/>
      <style:text-properties fo:font-size="14pt" officeooo:rsid="002ac177" officeooo:paragraph-rsid="0031912c" style:font-size-asian="14pt" style:font-size-complex="14pt"/>
    </style:style>
    <style:style style:name="P82" style:family="paragraph" style:parent-style-name="Standard" style:master-page-name="">
      <style:paragraph-properties fo:margin-left="0.5in" fo:margin-right="0in" fo:text-align="start" style:justify-single-word="false" fo:text-indent="0in" style:auto-text-indent="false" style:page-number="auto"/>
      <style:text-properties fo:font-size="14pt" officeooo:rsid="002ac177" officeooo:paragraph-rsid="002ac177" style:font-size-asian="14pt" style:font-size-complex="14pt"/>
    </style:style>
    <style:style style:name="P83" style:family="paragraph" style:parent-style-name="Standard">
      <style:paragraph-properties fo:margin-left="0.5in" fo:margin-right="0in" fo:text-align="start" style:justify-single-word="false" fo:text-indent="0in" style:auto-text-indent="false"/>
      <style:text-properties fo:font-size="14pt" officeooo:rsid="002ac177" officeooo:paragraph-rsid="0031912c" style:font-size-asian="14pt" style:font-size-complex="14pt"/>
    </style:style>
    <style:style style:name="P84" style:family="paragraph" style:parent-style-name="Standard">
      <style:paragraph-properties fo:margin-left="0.5in" fo:margin-right="0in" fo:text-align="start" style:justify-single-word="false" fo:text-indent="0in" style:auto-text-indent="false"/>
      <style:text-properties fo:font-size="14pt" officeooo:rsid="002ac177" officeooo:paragraph-rsid="002ac177" style:font-size-asian="14pt" style:font-size-complex="14pt"/>
    </style:style>
    <style:style style:name="P85" style:family="paragraph" style:parent-style-name="Standard">
      <style:paragraph-properties fo:margin-left="0.5in" fo:margin-right="0in" fo:text-align="start" style:justify-single-word="false" fo:text-indent="0in" style:auto-text-indent="false"/>
      <style:text-properties fo:font-size="14pt" officeooo:rsid="0023206a" officeooo:paragraph-rsid="0031912c" style:font-size-asian="14pt" style:font-size-complex="14pt"/>
    </style:style>
    <style:style style:name="P86" style:family="paragraph" style:parent-style-name="Standard">
      <style:paragraph-properties fo:margin-left="0.5in" fo:margin-right="0in" fo:text-align="start" style:justify-single-word="false" fo:text-indent="0in" style:auto-text-indent="false">
        <style:tab-stops>
          <style:tab-stop style:position="0.4965in"/>
        </style:tab-stops>
      </style:paragraph-properties>
      <style:text-properties fo:font-size="14pt" officeooo:rsid="002c8650" officeooo:paragraph-rsid="002c8650" style:font-size-asian="14pt" style:font-size-complex="14pt"/>
    </style:style>
    <style:style style:name="P87" style:family="paragraph" style:parent-style-name="Standard">
      <style:paragraph-properties fo:margin-top="0in" fo:margin-bottom="0.0799in" loext:contextual-spacing="false" fo:text-align="center" style:justify-single-word="false"/>
      <style:text-properties fo:font-size="14pt" fo:font-style="normal" style:font-size-asian="14pt" style:font-style-asian="normal" style:font-size-complex="14pt" style:font-style-complex="normal"/>
    </style:style>
    <style:style style:name="P88" style:family="paragraph" style:parent-style-name="Standard">
      <style:paragraph-properties fo:margin-top="0in" fo:margin-bottom="0.0799in" loext:contextual-spacing="false" fo:text-align="center" style:justify-single-word="false"/>
      <style:text-properties fo:font-size="14pt" fo:font-style="italic" officeooo:rsid="0036ad5b" officeooo:paragraph-rsid="0036ad5b" style:font-size-asian="14pt" style:font-style-asian="italic" style:font-size-complex="14pt" style:font-style-complex="italic"/>
    </style:style>
    <style:style style:name="P89" style:family="paragraph" style:parent-style-name="Standard" style:list-style-name="L1">
      <style:paragraph-properties fo:text-align="start" style:justify-single-word="false"/>
      <style:text-properties fo:font-size="14pt" officeooo:rsid="0023206a" officeooo:paragraph-rsid="0023206a" style:font-size-asian="14pt" style:font-size-complex="14pt"/>
    </style:style>
    <style:style style:name="P90" style:family="paragraph" style:parent-style-name="Standard" style:list-style-name="L1">
      <style:paragraph-properties fo:text-align="start" style:justify-single-word="false"/>
      <style:text-properties fo:font-size="14pt" officeooo:rsid="0023206a" officeooo:paragraph-rsid="002697ab" style:font-size-asian="14pt" style:font-size-complex="14pt"/>
    </style:style>
    <style:style style:name="P91" style:family="paragraph" style:parent-style-name="Standard" style:list-style-name="L1">
      <style:paragraph-properties fo:text-align="start" style:justify-single-word="false"/>
      <style:text-properties fo:font-size="14pt" officeooo:rsid="0023206a" officeooo:paragraph-rsid="002e4f7b" style:font-size-asian="14pt" style:font-size-complex="14pt"/>
    </style:style>
    <style:style style:name="P92" style:family="paragraph" style:parent-style-name="Standard" style:list-style-name="L1">
      <style:paragraph-properties fo:text-align="start" style:justify-single-word="false"/>
      <style:text-properties fo:font-size="14pt" officeooo:rsid="002697ab" officeooo:paragraph-rsid="002697ab" style:font-size-asian="14pt" style:font-size-complex="14pt"/>
    </style:style>
    <style:style style:name="P93" style:family="paragraph" style:parent-style-name="Standard" style:list-style-name="L1">
      <style:paragraph-properties fo:text-align="start" style:justify-single-word="false"/>
      <style:text-properties fo:font-size="14pt" officeooo:rsid="002777a2" officeooo:paragraph-rsid="002777a2" style:font-size-asian="14pt" style:font-size-complex="14pt"/>
    </style:style>
    <style:style style:name="P94" style:family="paragraph" style:parent-style-name="Standard" style:list-style-name="L1">
      <style:paragraph-properties fo:text-align="start" style:justify-single-word="false"/>
      <style:text-properties fo:font-size="14pt" officeooo:rsid="002e4f7b" officeooo:paragraph-rsid="002e4f7b" style:font-size-asian="14pt" style:font-size-complex="14pt"/>
    </style:style>
    <style:style style:name="P95" style:family="paragraph" style:parent-style-name="Standard">
      <style:paragraph-properties fo:text-align="start" style:justify-single-word="false"/>
      <style:text-properties fo:font-size="14pt" officeooo:rsid="002ac177" officeooo:paragraph-rsid="0038a550" style:font-size-asian="14pt" style:font-size-complex="14pt"/>
    </style:style>
    <style:style style:name="P96" style:family="paragraph" style:parent-style-name="Standard">
      <style:paragraph-properties fo:margin-top="0in" fo:margin-bottom="0.0799in" loext:contextual-spacing="false" fo:text-align="center" style:justify-single-word="false"/>
      <style:text-properties fo:font-size="14pt" fo:font-style="normal" officeooo:rsid="003470d7" officeooo:paragraph-rsid="003470d7" style:font-size-asian="14pt" style:font-style-asian="normal" style:font-size-complex="14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5ba8a" style:font-style-asian="normal" style:font-style-complex="normal"/>
    </style:style>
    <style:style style:name="T4" style:family="text">
      <style:text-properties fo:font-style="normal" officeooo:rsid="002777a2" style:font-style-asian="normal" style:font-style-complex="normal"/>
    </style:style>
    <style:style style:name="T5" style:family="text">
      <style:text-properties fo:font-style="normal" officeooo:rsid="0038a550" style:font-style-asian="normal" style:font-style-complex="normal"/>
    </style:style>
    <style:style style:name="T6" style:family="text">
      <style:text-properties officeooo:rsid="0015ba8a"/>
    </style:style>
    <style:style style:name="T7" style:family="text">
      <style:text-properties officeooo:rsid="001ab831"/>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font-size-asian="14pt" style:font-size-complex="14pt"/>
    </style:style>
    <style:style style:name="T10" style:family="text">
      <style:text-properties fo:font-size="14pt" officeooo:rsid="002642dd" style:font-size-asian="14pt" style:font-size-complex="14pt"/>
    </style:style>
    <style:style style:name="T11" style:family="text">
      <style:text-properties fo:font-size="14pt" style:font-size-asian="12.25pt" style:font-size-complex="14pt"/>
    </style:style>
    <style:style style:name="T12" style:family="text">
      <style:text-properties fo:font-size="13pt" style:font-size-asian="13pt" style:font-size-complex="13pt"/>
    </style:style>
    <style:style style:name="T13" style:family="text">
      <style:text-properties fo:font-size="13pt" officeooo:rsid="0039e142" style:font-size-asian="13pt" style:font-size-complex="13pt"/>
    </style:style>
    <style:style style:name="T14" style:family="text">
      <style:text-properties officeooo:rsid="001d19bc"/>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1db1c7"/>
    </style:style>
    <style:style style:name="T17" style:family="text">
      <style:text-properties style:text-underline-style="solid" style:text-underline-width="auto" style:text-underline-color="font-color" officeooo:rsid="001fa158"/>
    </style:style>
    <style:style style:name="T18" style:family="text">
      <style:text-properties fo:font-size="12pt" style:font-size-asian="12pt" style:font-size-complex="12pt"/>
    </style:style>
    <style:style style:name="T19" style:family="text">
      <style:text-properties fo:font-size="12pt" style:text-underline-style="solid" style:text-underline-width="auto" style:text-underline-color="font-color" style:font-size-asian="12pt" style:font-size-complex="12pt"/>
    </style:style>
    <style:style style:name="T20" style:family="text">
      <style:text-properties fo:font-size="12pt" style:text-underline-style="solid" style:text-underline-width="auto" style:text-underline-color="font-color" officeooo:rsid="001db1c7" style:font-size-asian="12pt" style:font-size-complex="12pt"/>
    </style:style>
    <style:style style:name="T21" style:family="text">
      <style:text-properties style:text-underline-style="none"/>
    </style:style>
    <style:style style:name="T22" style:family="text">
      <style:text-properties style:text-underline-style="none" officeooo:rsid="001db1c7"/>
    </style:style>
    <style:style style:name="T23" style:family="text">
      <style:text-properties style:text-underline-style="none" officeooo:rsid="001eb2d7"/>
    </style:style>
    <style:style style:name="T24" style:family="text">
      <style:text-properties officeooo:rsid="001db1c7"/>
    </style:style>
    <style:style style:name="T25" style:family="text">
      <style:text-properties fo:font-size="16pt" style:font-size-asian="16pt" style:font-size-complex="16pt"/>
    </style:style>
    <style:style style:name="T26" style:family="text">
      <style:text-properties officeooo:rsid="0023206a"/>
    </style:style>
    <style:style style:name="T27" style:family="text">
      <style:text-properties officeooo:rsid="00236c19"/>
    </style:style>
    <style:style style:name="T28" style:family="text">
      <style:text-properties officeooo:rsid="0024e2a9"/>
    </style:style>
    <style:style style:name="T29" style:family="text">
      <style:text-properties fo:font-weight="bold" style:font-weight-asian="bold" style:font-weight-complex="bold"/>
    </style:style>
    <style:style style:name="T30" style:family="text">
      <style:text-properties fo:font-weight="bold" officeooo:rsid="002642dd" style:font-weight-asian="bold" style:font-weight-complex="bold"/>
    </style:style>
    <style:style style:name="T31" style:family="text">
      <style:text-properties fo:font-weight="bold" officeooo:rsid="002697ab" style:font-weight-asian="bold" style:font-weight-complex="bold"/>
    </style:style>
    <style:style style:name="T32" style:family="text">
      <style:text-properties officeooo:rsid="002642dd"/>
    </style:style>
    <style:style style:name="T33" style:family="text">
      <style:text-properties officeooo:rsid="002697ab"/>
    </style:style>
    <style:style style:name="T34" style:family="text">
      <style:text-properties officeooo:rsid="002777a2"/>
    </style:style>
    <style:style style:name="T35" style:family="text">
      <style:text-properties officeooo:rsid="002a2851"/>
    </style:style>
    <style:style style:name="T36" style:family="text">
      <style:text-properties officeooo:rsid="002ac177"/>
    </style:style>
    <style:style style:name="T37" style:family="text">
      <style:text-properties fo:font-size="25pt" style:font-size-asian="25pt" style:font-size-complex="25pt"/>
    </style:style>
    <style:style style:name="T38" style:family="text">
      <style:text-properties fo:font-size="25pt" officeooo:rsid="003689a6" style:font-size-asian="25pt" style:font-size-complex="25pt"/>
    </style:style>
    <style:style style:name="T39" style:family="text">
      <style:text-properties officeooo:rsid="002c8650"/>
    </style:style>
    <style:style style:name="T40" style:family="text">
      <style:text-properties officeooo:rsid="002fb746"/>
    </style:style>
    <style:style style:name="T41" style:family="text">
      <style:text-properties officeooo:rsid="0034be7f"/>
    </style:style>
    <style:style style:name="T42" style:family="text">
      <style:text-properties officeooo:rsid="0038a550"/>
    </style:style>
    <style:style style:name="T43" style:family="text">
      <style:text-properties officeooo:rsid="0039e142"/>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What sphinx of cement and aluminum bashed open their skulls and ate up their brains and imagination?</text:p>
      <text:p text:style-name="P87">Moloch! Solitude! Filth! Ugliness! Ashcans and unobtainable dollars! Children screaming under the stairways! Boys sobbing in armies! Old men weeping in the parks!</text:p>
      <text:p text:style-name="P87">Moloch! Moloch! Nightmare of Moloch! Moloch the loveless! Mental Moloch! Moloch the heavy judger of men!</text:p>
      <text:p text:style-name="P87">Moloch the incomprehensible prison! Moloch the crossbone soulless jailhouse and Congress of sorrows! Moloch whose buildings are judgment! Moloch the vast stone of war! Moloch the stunned governments!</text:p>
      <text:p text:style-name="P87">Moloch whose mind is pure machinery! Moloch whose blood is running money! Moloch whose fingers are ten armies! Moloch whose breast is a cannibal dynamo! Moloch whose ear is a smoking tomb!</text:p>
      <text:p text:style-name="P87">Moloch whose eyes are a thousand blind windows! Moloch whose skyscrapers stand in the long streets like endless Jehovahs! Moloch whose factories dream and croak in the fog! Moloch whose smoke-stacks and antennae crown the cities!</text:p>
      <text:p text:style-name="P87">Moloch whose love is endless oil and stone! Moloch whose soul is electricity and banks! Moloch whose poverty is the specter of genius! Moloch whose fate is a cloud of sexless hydrogen! Moloch whose name is the Mind!</text:p>
      <text:p text:style-name="P87">Moloch in whom I sit lonely! Moloch in whom I dream Angels! Crazy in Moloch! Cocksucker in Moloch! Lacklove and manless in Moloch!</text:p>
      <text:p text:style-name="P87">Moloch who entered my soul early! Moloch in whom I am a consciousness without a body! Moloch who frightened me out of my natural ecstasy! Moloch whom I abandon! Wake up in Moloch! Light streaming out of the sky!</text:p>
      <text:p text:style-name="P87">Moloch! Moloch! Robot apartments! invisible suburbs! skeleton treasuries! blind capitals! demonic industries! spectral nations! invincible madhouses! granite cocks! monstrous bombs!</text:p>
      <text:p text:style-name="P87">They broke their backs lifting Moloch to Heaven! Pavements, trees, radios, tons! lifting the city to Heaven which exists and is everywhere about us!</text:p>
      <text:p text:style-name="P87">Visions! omens! hallucinations! miracles! ecstasies! gone down the American river!</text:p>
      <text:p text:style-name="P87">Dreams! adorations! illuminations! religions! the whole boatload of sensitive bullshit!</text:p>
      <text:p text:style-name="P87">Breakthroughs! over the river! flips and crucifixions! gone down the flood! Highs! Epiphanies! Despairs! Ten years’ animal screams and suicides! Minds! New loves! Mad generation! down on the rocks of Time!</text:p>
      <text:p text:style-name="P87">Real holy laughter in the river! They saw it all! the wild eyes! the holy yells! They bade farewell! They jumped off the roof! to solitude! waving! carrying flowers! Down to the river! into the street!</text:p>
      <text:p text:style-name="P88">From “Howl” by Allen Ginsberg</text:p>
      <text:p text:style-name="P59"/>
      <text:p text:style-name="P5"/>
      <text:p text:style-name="P5"/>
      <text:p text:style-name="P5"/>
      <text:p text:style-name="P5"/>
      <text:p text:style-name="P5"/>
      <text:p text:style-name="P51"><text:span text:style-name="T37">A Human-Centric, Technology-</text:span><text:span text:style-name="T38">A</text:span><text:span text:style-name="T37">ssisted Organization</text:span></text:p>
      <text:p text:style-name="P27"/>
      <text:p text:style-name="P27">Spiel </text:p>
      <text:p text:style-name="P34">(A rant)</text:p>
      <text:p text:style-name="P34"/>
      <text:p text:style-name="P3">The core-business for which this product is being created is human-centric. That means technology compliments the activities of the business, but the center of the business activity is human relationship and human interaction. </text:p>
      <text:p text:style-name="P3"/>
      <text:p text:style-name="P4">Compare this with companies like Facebook, Uber, and Twitter. <text:span text:style-name="T6">So-called “social” companies.</text:span> In these companies, and perhaps many more, the <text:span text:style-name="T42">human use of </text:span>technology <text:span text:style-name="T6">(and the thereby data generated) </text:span>is the core <text:span text:style-name="T6">user and business </text:span>activity. </text:p>
      <text:p text:style-name="P4"/>
      <text:p text:style-name="P4">Users primarily interact with the platform and the conten <text:span text:style-name="T42">of users,</text:span>t, <text:span text:style-name="T6">as opposed to a healthy, human-esque pattern </text:span>(like WhatsApp). The relation of user A producing the content with the user B consuming that content is peripheral <text:span text:style-name="T6">to both user and business activities</text:span>. This is an unhealthy pattern. </text:p>
      <text:p text:style-name="P3"/>
      <text:p text:style-name="P3">The basis of the business for which this product is being created is human interaction. It values <text:span text:style-name="T34">spontaneity</text:span>, individuality, and authenticity. DHH, the creator of ruby on rails, <text:span text:style-name="T41">in his blog, t</text:span>alks about the toxicity of the conventional business practices of Silicon Valley, putting Ginsberg's world eating monster, Mulloch, on hyper-drive. There are many more who hark <text:span text:style-name="T42">on </text:span>about dark patterns and a culture of shut-ins. You don't need to read the numerous psychology studies to <text:span text:style-name="T42">realize that</text:span> our technology habits are unhealthy. You just need to look up from your cell phone long enough to see that <text:span text:style-name="T1">everyone, everywhere, ALL THE TIME, is staring into their screen.</text:span></text:p>
      <text:p text:style-name="P3"/>
      <text:p text:style-name="P4">The classes in my business <text:s/>are different. There is no artifice whatsoever. No screens, <text:span text:style-name="T6">no videos, </text:span>homework, very <text:span text:style-name="T6">few</text:span> texts, no games. Just two people looking into each others eyes and throwing words back and forth with each other. <text:span text:style-name="T41">Generating sound-waves and dancing with the ideas their minds create. A conversation is a beautiful thing.</text:span></text:p>
      <text:p text:style-name="P52"/>
      <text:p text:style-name="P3">And the more I've done this, the more I've seen the potential power in it.</text:p>
      <text:p text:style-name="P3"/>
      <text:p text:style-name="P3">For many of my students, the only <text:span text:style-name="T1">real</text:span><text:span text:style-name="T2"> interaction they have </text:span><text:span text:style-name="T1">at all</text:span><text:span text:style-name="T2"> is with me or their teacher. They only see their friends occasionally, </text:span><text:span text:style-name="T3">less so than in the past, because of social media. The</text:span><text:span text:style-name="T4">ir relations with co-</text:span><text:span text:style-name="T3">workers </text:span><text:span text:style-name="T5">are</text:span><text:span text:style-name="T3"> </text:span><text:span text:style-name="T4">naturally tainted with </text:span><text:span text:style-name="T3">office politics and</text:span><text:span text:style-name="T4"> </text:span><text:span text:style-name="T3">forced interaction, which is usually shallow and guarded. <text:s/></text:span><text:span text:style-name="T4">Daily i</text:span><text:span text:style-name="T3">nteraction with their romantic partners is chock full of it's own emotional charges </text:span><text:span text:style-name="T5">and unrealistic expectations</text:span><text:span text:style-name="T3">, </text:span><text:span text:style-name="T4">including the monotony of domestic life.</text:span></text:p>
      <text:p text:style-name="P3"/>
      <text:p text:style-name="P7">There's value to sitting down with someone, <text:span text:style-name="T34">outside of culturally defined relations like in the office or at home,</text:span> for an hour and just shoot the breeze. In today's world, it may be something revolutionary! I am a huge techno-phile, and see the benefits of using technology to improve <text:soft-page-break/>processes and outcomes, but I don't want to get sucked into Silicon-Valley <text:span text:style-name="T42">s</text:span>tar<text:span text:style-name="T42">t</text:span>up business practices. Growth is good, sure, and I want to use technology to help the business grow, but I don't want to sacrifice the something beautiful <text:span text:style-name="T34">I'</text:span>ve managed to create. </text:p>
      <text:p text:style-name="P53"/>
      <text:p text:style-name="P3">So, <text:span text:style-name="T6">back to the subject,</text:span> what does a product for a human-centric business look like? </text:p>
      <text:p text:style-name="P3"/>
      <text:p text:style-name="P8"/>
      <text:p text:style-name="P6">Product Outline</text:p>
      <text:p text:style-name="P50">Application <text:span text:style-name="T34">Features</text:span></text:p>
      <text:p text:style-name="P10"/>
      <text:list xml:id="list870528545239591029" text:style-name="L1">
        <text:list-item>
          <text:p text:style-name="P89">Administrative functions</text:p>
          <text:list>
            <text:list-item>
              <text:p text:style-name="P89">payment records</text:p>
              <text:list>
                <text:list-item>
                  <text:p text:style-name="P89">receipt generation and distribution</text:p>
                </text:list-item>
                <text:list-item>
                  <text:p text:style-name="P89">collections processes</text:p>
                </text:list-item>
                <text:list-item>
                  <text:p text:style-name="P89">ledgers / <text:span text:style-name="T33">record-keeping </text:span></text:p>
                </text:list-item>
                <text:list-item>
                  <text:p text:style-name="P89">visualization (student and admin)</text:p>
                </text:list-item>
              </text:list>
            </text:list-item>
            <text:list-item>
              <text:p text:style-name="P89">class records</text:p>
              <text:list>
                <text:list-item>
                  <text:p text:style-name="P89">time stamps</text:p>
                </text:list-item>
                <text:list-item>
                  <text:p text:style-name="P89">location stamps</text:p>
                </text:list-item>
                <text:list-item>
                  <text:p text:style-name="P90">participant</text:p>
                </text:list-item>
              </text:list>
            </text:list-item>
            <text:list-item>
              <text:p text:style-name="P92">presence records</text:p>
              <text:list>
                <text:list-item>
                  <text:p text:style-name="P92">participant FK <text:span text:style-name="T34">and </text:span>Aula FK</text:p>
                </text:list-item>
                <text:list-item>
                  <text:p text:style-name="P92">connects to mutation record</text:p>
                </text:list-item>
              </text:list>
            </text:list-item>
            <text:list-item>
              <text:p text:style-name="P89">credits records</text:p>
              <text:list>
                <text:list-item>
                  <text:p text:style-name="P89">mutation record tied with <text:span text:style-name="T31">A.</text:span>payment <text:span text:style-name="T33">event</text:span> or <text:span text:style-name="T31">B.</text:span>class event</text:p>
                </text:list-item>
                <text:list-item>
                  <text:p text:style-name="P89">student ledger</text:p>
                </text:list-item>
                <text:list-item>
                  <text:p text:style-name="P89">teacher ledger</text:p>
                </text:list-item>
                <text:list-item>
                  <text:p text:style-name="P89">universal ledger</text:p>
                </text:list-item>
              </text:list>
            </text:list-item>
            <text:list-item>
              <text:p text:style-name="P89">Quality Control Survey</text:p>
            </text:list-item>
          </text:list>
        </text:list-item>
        <text:list-item>
          <text:p text:style-name="P89">Pedagogical Functions</text:p>
          <text:list>
            <text:list-item>
              <text:p text:style-name="P89">class logging<text:tab/></text:p>
              <text:list>
                <text:list-item>
                  <text:p text:style-name="P89">photo of class notes (required to finish session?)</text:p>
                </text:list-item>
                <text:list-item>
                  <text:p text:style-name="P89">brief summary of each class required from teacher no more than 2 hours after class finalized</text:p>
                </text:list-item>
                <text:list-item>
                  <text:p text:style-name="P89">handwriting recognition logs new entries and groups them according to some still unidentified criteria</text:p>
                </text:list-item>
              </text:list>
            </text:list-item>
            <text:list-item>
              <text:p text:style-name="P89">Progress Visualization</text:p>
            </text:list-item>
            <text:list-item>
              <text:p text:style-name="P89">To deliver customized self-study content to students</text:p>
              <text:list>
                <text:list-item>
                  <text:p text:style-name="P89">teacher curated, but suggestions generated from class logs and other data</text:p>
                </text:list-item>
                <text:list-item>
                  <text:p text:style-name="P91">inter<text:span text:style-name="T34">f</text:span>ace: is delivered as if teacher is the one giving it manually (“Here, do this”)</text:p>
                </text:list-item>
              </text:list>
            </text:list-item>
            <text:list-item>
              <text:p text:style-name="P91">Gamification</text:p>
              <text:list>
                <text:list-item>
                  <text:p text:style-name="P89">points earned for certain activities and behaviors</text:p>
                </text:list-item>
                <text:list-item>
                  <text:p text:style-name="P93">achievements with real-world rewards</text:p>
                </text:list-item>
                <text:list-item>
                  <text:p text:style-name="P93"><text:soft-page-break/>movement across maps to show progress</text:p>
                </text:list-item>
                <text:list-item>
                  <text:p text:style-name="P93">platforming mini-games (optional)</text:p>
                </text:list-item>
              </text:list>
            </text:list-item>
          </text:list>
        </text:list-item>
        <text:list-item>
          <text:p text:style-name="P89">Sales Functions</text:p>
          <text:list>
            <text:list-item>
              <text:p text:style-name="P89">facilitate teacher selection and 'avulso' scheduling</text:p>
            </text:list-item>
            <text:list-item>
              <text:p text:style-name="P89">communication channel for discounts, promotions, and events</text:p>
            </text:list-item>
            <text:list-item>
              <text:p text:style-name="P89">free and introductory tier to make contact with potential leads and branding</text:p>
            </text:list-item>
          </text:list>
        </text:list-item>
        <text:list-item>
          <text:p text:style-name="P94">Market Functions</text:p>
          <text:list>
            <text:list-item>
              <text:p text:style-name="P94"/>
            </text:list-item>
          </text:list>
        </text:list-item>
      </text:list>
      <text:p text:style-name="P10"/>
      <text:p text:style-name="P10"/>
      <text:p text:style-name="P10">We can start interacting with them through tailored content and online interaction. We create lesson plans, evaluate performance, follow-up to adjust behavior. Track location and time of usage. Use info to offer special deals. <text:span text:style-name="T36">Offer credits for pay-as-you-go plans.</text:span></text:p>
      <text:p text:style-name="P10"/>
      <text:p text:style-name="P14"/>
      <text:p text:style-name="P16">Know Your User</text:p>
      <text:p text:style-name="P40">Core user groups</text:p>
      <text:p text:style-name="P14"><text:tab/>Teachers (Active, Formerly-Active, Learning-Specialists, New Recruits)</text:p>
      <text:p text:style-name="P14"><text:tab/>Students (Members, Former-Members, Invitees)</text:p>
      <text:p text:style-name="P14"><text:tab/>Administration <text:s/>(Office Manager, Strategists, Owner/Founders)</text:p>
      <text:p text:style-name="P14"/>
      <text:p text:style-name="P41">Demographic</text:p>
      <text:p text:style-name="P81">Teachers</text:p>
      <text:p text:style-name="P83"><text:tab/>Active <text:span text:style-name="T39">(D, E, F)</text:span></text:p>
      <text:p text:style-name="P83"><text:tab/> Formerly-Active <text:span text:style-name="T39">(D, E)</text:span></text:p>
      <text:p text:style-name="P83"><text:tab/>Learning-Specialists</text:p>
      <text:p text:style-name="P83"><text:tab/>New Recruits</text:p>
      <text:p text:style-name="P83">Students</text:p>
      <text:p text:style-name="P83"><text:tab/>Members (ZYX)</text:p>
      <text:p text:style-name="P83"><text:tab/>Former-Members (ZY)</text:p>
      <text:p text:style-name="P83"><text:tab/>Invitees (Z)</text:p>
      <text:p text:style-name="P83">Administration</text:p>
      <text:p text:style-name="P85"><text:tab/><text:span text:style-name="T36">Office Manager (A)</text:span></text:p>
      <text:p text:style-name="P83"><text:tab/>Strategists (B)</text:p>
      <text:p text:style-name="P77"><text:tab/>Owner/Founder (ABC)</text:p>
      <text:p text:style-name="P78"/>
      <text:p text:style-name="P79">User Stories</text:p>
      <text:p text:style-name="P15"/>
      <text:p text:style-name="P76"><text:span text:style-name="T39">App </text:span>Permissions</text:p>
      <text:p text:style-name="P80">Each letter represents a user <text:span text:style-name="T40">permissions</text:span> group. The number of actual views, or permissions, contained within a particular group is perhaps more, perhaps less, than the total number of groups. (A note: It <text:s/>is <text:span text:style-name="T40">recommended</text:span> that these groupings and the app contents( features, views, and permissions) be explored and late expressed, using visualizations and computations and reasoning techniques related to modern set theory (A note on the note: why modern, I don't know! Is there a difference?).</text:p>
      <text:p text:style-name="P86"/>
      <text:p text:style-name="P82">Teachers</text:p>
      <text:p text:style-name="P84"><text:tab/>Active <text:span text:style-name="T39">(D, E, F)</text:span></text:p>
      <text:p text:style-name="P84"><text:tab/> Formerly-Active <text:span text:style-name="T39">(D, E)</text:span></text:p>
      <text:p text:style-name="P14"><text:tab/>Learning-Specialists <text:span text:style-name="T42">( “TBD” )</text:span></text:p>
      <text:p text:style-name="P95"><text:tab/>New Recruits <text:span text:style-name="T42">( “TBD” )</text:span></text:p>
      <text:p text:style-name="P14">Students</text:p>
      <text:p text:style-name="P14"><text:tab/>Members (ZYX)</text:p>
      <text:p text:style-name="P14"><text:tab/>Former-Members (ZY)</text:p>
      <text:p text:style-name="P14"><text:tab/>Invitees (Z)</text:p>
      <text:p text:style-name="P14">Administration</text:p>
      <text:p text:style-name="P10"><text:tab/><text:span text:style-name="T36">Office Manager (A)</text:span></text:p>
      <text:p text:style-name="P14"><text:tab/>Strategists (B)</text:p>
      <text:p text:style-name="P14"><text:tab/>Owner/Founder (ABC)</text:p>
      <text:p text:style-name="P54">F<text:span text:style-name="T26">urther Considerations about Features</text:span></text:p>
      <text:p text:style-name="P21"/>
      <text:p text:style-name="P42"><text:span text:style-name="T7">A. </text:span>Growth-Hacking</text:p>
      <text:p text:style-name="P61"><text:span text:style-name="T12">1. </text:span><text:span text:style-name="T13">a</text:span><text:span text:style-name="T12">ccounting record keeping:</text:span> </text:p>
      <text:p text:style-name="P64">Reduce paperwork. Reduce need for Administration. Reduce operations costs. Reduce errors.</text:p>
      <text:p text:style-name="P66"/>
      <text:p text:style-name="P67">2. <text:span text:style-name="T43">p</text:span>ayment <text:span text:style-name="T43">p</text:span>rocessing</text:p>
      <text:p text:style-name="P71"><text:span text:style-name="T22">See above. Also facilitate student's access and continued financial engagement</text:span><text:span text:style-name="T21">.</text:span> <text:span text:style-name="T24">Improve predictability. Provide flexible payment options. </text:span>Installment plans. <text:span text:style-name="T28">P</text:span>ay anywhere <text:span text:style-name="T28">(</text:span>on-the-go<text:span text:style-name="T28">)</text:span>. Scheduled payments. Credit-based <text:span text:style-name="T28">usage</text:span> system. <text:span text:style-name="T14">(later: </text:span>Marketplace pricing.<text:span text:style-name="T14">)</text:span></text:p>
      <text:p text:style-name="P74"><text:span text:style-name="T19">Most English schools are loaded down with schedules, payments, and loads of other paperwork. </text:span><text:span text:style-name="T8"><text:s/></text:span><text:span text:style-name="T20">Size per outfit is limited in conventional models.</text:span><text:span text:style-name="T19"> </text:span><text:span text:style-name="T8">Let's automate away all that boring shit.</text:span></text:p>
      <text:p text:style-name="P18"/>
      <text:p text:style-name="P42"><text:span text:style-name="T7">B. </text:span>Branding</text:p>
      <text:p text:style-name="P62"><text:span text:style-name="T7">3</text:span>. quality-control feedback</text:p>
      <text:p text:style-name="P72">maintain quality and brand alignment of teachers. If <text:span text:style-name="T24">given </text:span>bad rating learning specialists will contact the student and try to set up a meeting. <text:span text:style-name="T24">They will jot down concerns and meet the teacher.</text:span> <text:span text:style-name="T15">Give students </text:span><text:span text:style-name="T17">the </text:span><text:span text:style-name="T15">sensation of being well taken care of. </text:span></text:p>
      <text:p text:style-name="P72"/>
      <text:p text:style-name="P68"><text:span text:style-name="T7">4</text:span>. <text:span text:style-name="T28">T</text:span>eacher <text:span text:style-name="T28">S</text:span>election</text:p>
      <text:p text:style-name="P73">teachers can be chosen from a menu of possible teachers. Professional Photographer. Well manicured page showing interests, some videos of them talking and being themselves. Etc<text:span text:style-name="T15">. </text:span><text:span text:style-name="T16">A group of High quality and well-presented teachers is pivotal to overall success</text:span><text:span text:style-name="T22">.</text:span><text:span text:style-name="T21">(more ideas: Star teacher program. Later on teachers pay into the program. Even further: Scholarship program, students who want to one day become teachers can defer their payments until they become teachers.</text:span><text:span text:style-name="T15">)</text:span></text:p>
      <text:p text:style-name="P65"/>
      <text:p text:style-name="P69"><text:span text:style-name="T7">5</text:span>. value-perception through design.</text:p>
      <text:p text:style-name="P72">How many schools have an app? I bet it sucks. It probably looks hokey and will only run on a windows 95 phone in ie 6. Make ours look and feel cutting-edge.</text:p>
      <text:p text:style-name="P75">Interaction with the app will help generate visual and attitude associations</text:p>
      <text:p text:style-name="P17"/>
      <text:p text:style-name="P43">C. Learning-Centric</text:p>
      <text:p text:style-name="P63">6. journaling </text:p>
      <text:p text:style-name="P70">7. note-taking</text:p>
      <text:p text:style-name="P70">8. data aggregation</text:p>
      <text:p text:style-name="P70">9. personalized homework delivery through app</text:p>
      <text:p text:style-name="P70">10. progress visualization</text:p>
      <text:p text:style-name="P29"/>
      <text:p text:style-name="P43"><text:span text:style-name="T28">D</text:span>. Sales-Support</text:p>
      <text:p text:style-name="P30"><text:span text:style-name="T7">11</text:span>. open sales-channel <text:span text:style-name="T7">with existing and previous customers</text:span></text:p>
      <text:p text:style-name="P30"><text:span text:style-name="T7">12</text:span>. retention through gamification</text:p>
      <text:p text:style-name="P31">13. lead generation</text:p>
      <text:p text:style-name="P33"><text:s text:c="4"/>“hey check out this cool app I use with my English school” </text:p>
      <text:p text:style-name="P32"><text:span text:style-name="T23">14. </text:span>Free, non-member, version of App so potential leads can learn about the company through the app.</text:p>
      <text:p text:style-name="P28"><text:soft-page-break/></text:p>
      <text:p text:style-name="P22">Account Record-keeping</text:p>
      <text:p text:style-name="P22"/>
      <text:p text:style-name="P9"><text:span text:style-name="T30">N</text:span><text:span text:style-name="T29">eed</text:span>: keep track of all classes and the transactions associated therewith. </text:p>
      <text:p text:style-name="P9"><text:span text:style-name="T30">What</text:span><text:span text:style-name="T32">: </text:span>when participants have class, there must be a record of that event, it's participants, <text:span text:style-name="T32">and the </text:span>location and timestamps <text:span text:style-name="T32">of the event</text:span>. </text:p>
      <text:p text:style-name="P22"/>
      <text:p text:style-name="P44">Class</text:p>
      <text:p text:style-name="P11">Type 1</text:p>
      <text:p text:style-name="P35">Teacher Manually Initiated Student Confirms</text:p>
      <text:p text:style-name="P35">a. <text:span text:style-name="T32">teacher sends </text:span>confirmation event <text:span text:style-name="T32">to student </text:span></text:p>
      <text:p text:style-name="P35">b. <text:span text:style-name="T32">confirmation goes to memcache or some sort of temporary buffer</text:span></text:p>
      <text:p text:style-name="P46">c. confirmation request is sent to student.</text:p>
      <text:p text:style-name="P47">d. upon student confirmation the confirmation event in the temporary event is transferred to a mutation event.</text:p>
      <text:p text:style-name="P46">Mutation Event;</text:p>
      <text:p text:style-name="P35"><text:span text:style-name="T32">e</text:span>. student and teacher ledger changes <text:span text:style-name="T32">(credits deducted from student account. Credits <text:s/>added to teacher account)</text:span></text:p>
      <text:p text:style-name="P12">Type 2</text:p>
      <text:p text:style-name="P38">Location Tracking </text:p>
      <text:p text:style-name="P46">Both Students have GPS turned on and register a class in the system on the condition that both of them are in the same proximity.</text:p>
      <text:p text:style-name="P13">Type 3</text:p>
      <text:p text:style-name="P46">Scheduled Class <text:s/>(avulso)</text:p>
      <text:p text:style-name="P13">Type 4</text:p>
      <text:p text:style-name="P46">Scheduled Class (monthly plan)</text:p>
      <text:p text:style-name="P26"/>
      <text:p text:style-name="P26"><text:span text:style-name="T25">Payment</text:span><text:line-break/><text:span text:style-name="T9">Type 1 </text:span><text:span text:style-name="T10">(MANUAL)</text:span></text:p>
      <text:p text:style-name="P46">Cash is King</text:p>
      <text:p text:style-name="P46">Manual input with extensible bash/node CLI application </text:p>
      <text:p text:style-name="P13">Type 2 (MANUAL)</text:p>
      <text:p text:style-name="P46">Anonymous Bank Deposit</text:p>
      <text:p text:style-name="P46">Send Photo of Receipt</text:p>
      <text:p text:style-name="P13">Type 3 </text:p>
      <text:p text:style-name="P46">Wire Transfer</text:p>
      <text:p text:style-name="P46">Do Brazilian Banks have an API for recognizing/automating this? Can I export data?</text:p>
      <text:p text:style-name="P13">Type 4</text:p>
      <text:p text:style-name="P46">Debit-Card Purchase</text:p>
      <text:p text:style-name="P19">Type 5 </text:p>
      <text:p text:style-name="P46">Credit-Card Purchase</text:p>
      <text:p text:style-name="P46">Parcelamento</text:p>
      <text:p text:style-name="P36"/>
      <text:p text:style-name="P36"/>
      <text:p text:style-name="P36"/>
      <text:p text:style-name="P36"/>
      <text:p text:style-name="P36"><text:soft-page-break/></text:p>
      <text:p text:style-name="P25">Payments Processing</text:p>
      <text:p text:style-name="P36"/>
      <text:p text:style-name="P38">Potential Partners: Square, PayPal, PagSeguro,</text:p>
      <text:p text:style-name="P38"/>
      <text:p text:style-name="P38">Priorities (in order): security, cost, <text:s/>accessibility, <text:s/>usability, <text:s/>credit-card install plans (brazilian style)</text:p>
      <text:p text:style-name="P38"/>
      <text:p text:style-name="P38"/>
      <text:p text:style-name="P38">Security: </text:p>
      <text:p text:style-name="P38">1. Authorization and Cryptography</text:p>
      <text:p text:style-name="P38">2. Data-Storage Security</text:p>
      <text:p text:style-name="P38">3. App-Integratio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48"/>
      <text:p text:style-name="P25"><text:soft-page-break/><text:span text:style-name="T35">5. </text:span>Quality Control Feedback</text:p>
      <text:p text:style-name="P36"/>
      <text:p text:style-name="P36">need: maintain, control, correct quality. Improve overall student experience. Continued training.</text:p>
      <text:p text:style-name="P36">How: at the end of the class. A prompt is provided asking the student to complete the quality control survey. (later: <text:s/>If completed they earn points. The option to complete these tasks to earn points is provided later (see interface))</text:p>
      <text:p text:style-name="P36"/>
      <text:p text:style-name="P9">1. Question Types</text:p>
      <text:p text:style-name="P36"><text:s text:c="4"/>a. Boolean</text:p>
      <text:p text:style-name="P36"><text:s text:c="4"/>b. Sliding Scale</text:p>
      <text:p text:style-name="P36"><text:s text:c="4"/>c.Short Answer</text:p>
      <text:p text:style-name="P36"/>
      <text:p text:style-name="P9">2. Input: Question List</text:p>
      <text:p text:style-name="P36"><text:s text:c="4"/>a.storage</text:p>
      <text:p text:style-name="P36"><text:s text:c="4"/>b. function</text:p>
      <text:p text:style-name="P9">3. Interface</text:p>
      <text:p text:style-name="P9">4. Output</text:p>
      <text:p text:style-name="P36"><text:s text:c="5"/>a. Storage</text:p>
      <text:p text:style-name="P36"/>
      <text:p text:style-name="P36">5.Processing of results (auto triggers based on quality)</text:p>
      <text:p text:style-name="P36"><text:s text:c="4"/>a. send feedback to teacher-</text:p>
      <text:p text:style-name="P36"><text:s text:c="4"/>b. send feedback to account manager</text:p>
      <text:p text:style-name="P36"/>
      <text:p text:style-name="P36">6. Display results</text:p>
      <text:p text:style-name="P36"/>
      <text:p text:style-name="P36"/>
      <text:p text:style-name="P36"/>
      <text:p text:style-name="P36"/>
      <text:p text:style-name="P36"/>
      <text:p text:style-name="P55"><text:span text:style-name="T7">4</text:span>. teacher selection</text:p>
      <text:p text:style-name="P55"><text:span text:style-name="T7">5</text:span>. value-perception through design.</text:p>
      <text:p text:style-name="P56">6. journaling <text:s/><text:span text:style-name="T27">and </text:span>7. note-taking</text:p>
      <text:p text:style-name="P57">8. Data Aggregation</text:p>
      <text:p text:style-name="P56">9. personalized homework delivery through app</text:p>
      <text:p text:style-name="P23"/>
      <text:p text:style-name="P39">Byte-Sized Review: <text:span text:style-name="T18">Notification delivery reminders (ex: home vs rome)</text:span></text:p>
      <text:p text:style-name="P49"/>
      <text:p text:style-name="P58">10. Gamification</text:p>
      <text:p text:style-name="P24"/>
      <text:p text:style-name="P45">Keys: <text:span text:style-name="T11">Learning path and levels and achievments</text:span></text:p>
      <text:p text:style-name="P20">Levels, Paths, Activities: Study groups&gt; Requirements; Read the materials, do the written exercises ( to confirm that the person has the required fluency level, dedication to the program, and has (through the help of the activities) formed his own opinions about the subject.</text:p>
      <text:p text:style-name="P60"/>
      <text:p text:style-name="P1">My family has always valued the conversation. Funny, how much we love to chat, and I've never really stopped to think about how much importance we plaec on the conversation, between us. In big cities like Sao Paulo, Brazil , and on the internet talk has become cheap. For me and my family, talk is what we live for. My dad always told me how important it is to meet eye to eye to talk sincerely about something important. Having a conversation is the best investment you can make. The return is infinite! </text:p>
      <text:p text:style-name="P1"/>
      <text:p text:style-name="P2">And i's beautif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fo:font-size="8pt" officeooo:rsid="003662b7" officeooo:paragraph-rsid="003662b7" style:font-size-asian="8pt" style:font-size-complex="8pt"/>
    </style:style>
    <style:page-layout style:name="Mpm1">
      <style:page-layout-properties fo:page-width="8.2681in" fo:page-height="11.6929in" style:num-format="1" style:print-orientation="portrait" fo:margin-top="0.2083in" fo:margin-bottom="0.7957in" fo:margin-left="0.7874in" fo:margin-right="0.7874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MP1"/>
      </style: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bian user</meta:initial-creator>
    <meta:creation-date>2006-09-26T01:26:24.008564518</meta:creation-date>
    <dc:date>2006-09-26T00:53:22.780142617</dc:date>
    <meta:editing-duration>PT2H47M47S</meta:editing-duration>
    <meta:editing-cycles>30</meta:editing-cycles>
    <meta:generator>LibreOffice/4.3.3.2$Linux_x86 LibreOffice_project/430m0$Build-2</meta:generator>
    <meta:document-statistic meta:table-count="0" meta:image-count="0" meta:object-count="0" meta:page-count="16" meta:paragraph-count="200" meta:word-count="2114" meta:character-count="13637" meta:non-whitespace-character-count="11666"/>
  </office:meta>
</office:document-meta>
</file>